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60dd3" officeooo:paragraph-rsid="00160d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6941682" text:style-name="L1">
        <text:list-item>
          <text:p text:style-name="P1"><text:a xlink:type="simple" xlink:href="https://www.youtube.com/watch?v=2Q4L3MtdAbY" text:style-name="Internet_20_link" text:visited-style-name="Visited_20_Internet_20_Link">Machine Learning – Image Processing using Python, OpenCV, Keras and Tensor Flow</text:a></text:p>
        </text:list-item>
        <text:list-item>
          <text:p text:style-name="P1"><text:a xlink:type="simple" xlink:href="https://www.youtube.com/channel/UC9upMOgrXYMCfB-xwTlgT1w" text:style-name="Internet_20_link" text:visited-style-name="Visited_20_Internet_20_Link">Rmotr.com</text:a></text:p>
        </text:list-item>
        <text:list-item>
          <text:p text:style-name="P1"><text:a xlink:type="simple" xlink:href="https://www.youtube.com/channel/UCWN3xxRkmTPmbKwht9FuE5A" text:style-name="Internet_20_link" text:visited-style-name="Visited_20_Internet_20_Link">Siraj Raval</text:a></text:p>
        </text:list-item>
        <text:list-item>
          <text:p text:style-name="P1"><text:a xlink:type="simple" xlink:href="https://www.youtube.com/watch?v=e2v2O2H52Hc" text:style-name="Internet_20_link" text:visited-style-name="Visited_20_Internet_20_Link">Image Processing in Python</text:a></text:p>
        </text:list-item>
        <text:list-item>
          <text:p text:style-name="P1"><text:a xlink:type="simple" xlink:href="https://www.youtube.com/channel/UCfGUFz6EG5gBfRt8-du0jaA" text:style-name="Internet_20_link" text:visited-style-name="Visited_20_Internet_20_Link">U of T Coders</text:a></text:p>
        </text:list-item>
        <text:list-item>
          <text:p text:style-name="P1"><text:a xlink:type="simple" xlink:href="https://matplotlib.org/" text:style-name="Internet_20_link" text:visited-style-name="Visited_20_Internet_20_Link">Matplotlib</text:a></text:p>
        </text:list-item>
        <text:list-item>
          <text:p text:style-name="P1"><text:a xlink:type="simple" xlink:href="https://www.numpy.org/" text:style-name="Internet_20_link" text:visited-style-name="Visited_20_Internet_20_Link">NumPy</text:a></text:p>
        </text:list-item>
        <text:list-item>
          <text:p text:style-name="P1"><text:a xlink:type="simple" xlink:href="https://scikit-image.org/" text:style-name="Internet_20_link" text:visited-style-name="Visited_20_Internet_20_Link">Scikit-image</text:a> (skimage)</text:p>
        </text:list-item>
        <text:list-item>
          <text:p text:style-name="P1"><text:a xlink:type="simple" xlink:href="https://opencv.org/" text:style-name="Internet_20_link" text:visited-style-name="Visited_20_Internet_20_Link">OpenCV</text:a> (cv2)</text:p>
        </text:list-item>
        <text:list-item>
          <text:p text:style-name="P1"><text:a xlink:type="simple" xlink:href="https://www.youtube.com/watch?v=Z78zbnLlPUA&amp;t=691s" text:style-name="Internet_20_link" text:visited-style-name="Visited_20_Internet_20_Link">Intro and Loading images – OpenCV with Python for Image and Video Analysis</text:a></text:p>
        </text:list-item>
        <text:list-item>
          <text:p text:style-name="P1"><text:a xlink:type="simple" xlink:href="https://www.youtube.com/user/sentdex" text:style-name="Internet_20_link" text:visited-style-name="Visited_20_Internet_20_Link">Sentdex</text:a></text:p>
        </text:list-item>
        <text:list-item>
          <text:p text:style-name="P1"><text:a xlink:type="simple" xlink:href="https://pythonprogramming.net/" text:style-name="Internet_20_link" text:visited-style-name="Visited_20_Internet_20_Link">Pythonprogramming.net</text:a></text:p>
        </text:list-item>
        <text:list-item>
          <text:p text:style-name="P1"><text:a xlink:type="simple" xlink:href="https://developer.nvidia.com/embedded/jetson-nano-developer-kit" text:style-name="Internet_20_link" text:visited-style-name="Visited_20_Internet_20_Link">Jetson Nano</text:a></text:p>
        </text:list-item>
        <text:list-item>
          <text:p text:style-name="P1"><text:a xlink:type="simple" xlink:href="https://www.youtube.com/watch?v=G0rQ7AEl5LA" text:style-name="Internet_20_link" text:visited-style-name="Visited_20_Internet_20_Link">10 best Python Projects</text:a></text:p>
        </text:list-item>
        <text:list-item>
          <text:p text:style-name="P2"><text:a xlink:type="simple" xlink:href="https://www.youtube.com/user/Alfred936" text:style-name="Internet_20_link" text:visited-style-name="Visited_20_Internet_20_Link">Alan Saberi</text:a></text:p>
        </text:list-item>
        <text:list-item>
          <text:p text:style-name="P2"><text:a xlink:type="simple" xlink:href="https://www.youtube.com/watch?v=gwaYwRwY6PU" text:style-name="Internet_20_link" text:visited-style-name="Visited_20_Internet_20_Link">FT in Image Processing</text:a></text:p>
        </text:list-item>
        <text:list-item>
          <text:p text:style-name="P2"><text:a xlink:type="simple" xlink:href="https://www.youtube.com/user/swinvideos" text:style-name="Internet_20_link" text:visited-style-name="Visited_20_Internet_20_Link">Swinburne Commons</text:a></text:p>
        </text:list-item>
        <text:list-item>
          <text:p text:style-name="P2"><text:a xlink:type="simple" xlink:href="https://www.youtube.com/results?search_query=Image+Processing+Math" text:style-name="Internet_20_link" text:visited-style-name="Visited_20_Internet_20_Link">Image Processing Math</text:a></text:p>
        </text:list-item>
      </text:list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8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8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60dd3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17:16:05.338000000</meta:creation-date>
    <dc:date>2019-08-14T18:10:39.897000000</dc:date>
    <meta:editing-duration>PT12M54S</meta:editing-duration>
    <meta:editing-cycles>1</meta:editing-cycles>
    <meta:document-statistic meta:table-count="0" meta:image-count="0" meta:object-count="0" meta:page-count="27" meta:paragraph-count="18" meta:word-count="77" meta:character-count="412" meta:non-whitespace-character-count="369"/>
    <meta:generator>LibreOffice/6.3.0.4$Windows_X86_64 LibreOffice_project/057fc023c990d676a43019934386b85b21a9ee99</meta:generator>
  </office:meta>
</office:document-meta>
</file>